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408D1FE7AB5B9FD08C.png" manifest:media-type="image/png"/>
  <manifest:file-entry manifest:full-path="Pictures/10000000000004B2000002372733C767282F96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01cm" svg:x="1.472cm" svg:y="1.133cm">
          <draw:image xlink:href="Pictures/10000000000004B2000002372733C767282F9651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3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828cm" svg:y="11.999cm">
          <text:p text:style-name="P1">Create New</text:p>
          <text:p text:style-name="P1">Document</text:p>
          <text:p text:style-name="P1">Referenc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7.399cm" svg:y1="11.997cm" svg:x2="18.796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2.012cm" svg:x="1.853cm" svg:y="1.737cm">
          <draw:image xlink:href="Pictures/10000000000004B2000003408D1FE7AB5B9FD0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6T13:11:54.513301505</dc:date>
    <meta:editing-duration>P1DT3H27M3S</meta:editing-duration>
    <meta:editing-cycles>35</meta:editing-cycles>
    <meta:generator>LibreOffice/6.0.7.3$Linux_X86_64 LibreOffice_project/00m0$Build-3</meta:generator>
    <meta:document-statistic meta:object-count="5"/>
  </office:meta>
</office:document-meta>
</file>